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P4" style:family="paragraph" style:parent-style-name="Normální">
      <style:paragraph-properties fo:text-align="center" style:justify-single-word="false"/>
      <style:text-properties fo:font-size="18pt" fo:font-weight="bold" style:font-size-asian="18pt" style:font-weight-asian="bold"/>
    </style:style>
    <style:style style:name="P5" style:family="paragraph" style:parent-style-name="Normální">
      <style:text-properties fo:font-weight="bold" style:font-weight-asian="bold"/>
    </style:style>
    <style:style style:name="P6" style:family="paragraph" style:parent-style-name="Normální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Normální">
      <style:paragraph-properties fo:text-align="center" style:justify-single-word="false"/>
    </style:style>
    <style:style style:name="P8" style:family="paragraph" style:parent-style-name="Normální">
      <style:text-properties officeooo:paragraph-rsid="0001d4c5"/>
    </style:style>
    <style:style style:name="P9" style:family="paragraph" style:parent-style-name="Normální">
      <style:text-properties officeooo:paragraph-rsid="0005cd03"/>
    </style:style>
    <style:style style:name="P10" style:family="paragraph" style:parent-style-name="Normální">
      <style:text-properties style:font-name="Liberation Sans" fo:font-size="12pt" fo:font-weight="bold" style:font-size-asian="12pt" style:font-weight-asian="bold" style:font-size-complex="12pt"/>
    </style:style>
    <style:style style:name="P11" style:family="paragraph" style:parent-style-name="Normální" style:master-page-name="">
      <style:paragraph-properties fo:keep-together="always" style:page-number="auto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style:use-window-font-color="true" style:font-name="Liberation Sans" fo:font-size="12pt" style:font-size-asian="12pt" style:font-size-complex="12pt"/>
    </style:style>
    <style:style style:name="P14" style:family="paragraph" style:parent-style-name="Standard">
      <style:text-properties style:use-window-font-color="true" style:font-name="Liberation Sans" fo:font-size="12pt" officeooo:rsid="00043ffc" officeooo:paragraph-rsid="00043ffc" style:font-size-asian="12pt" style:font-size-complex="12pt"/>
    </style:style>
    <style:style style:name="P15" style:family="paragraph" style:parent-style-name="Standard">
      <style:text-properties style:use-window-font-color="true" style:font-name="Liberation Sans" fo:font-size="12pt" officeooo:paragraph-rsid="00043ff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use-window-font-color="true"/>
    </style:style>
    <style:style style:name="P17" style:family="paragraph" style:parent-style-name="Standard">
      <style:paragraph-properties fo:text-align="start" style:justify-single-word="false"/>
      <style:text-properties style:use-window-font-color="true" officeooo:paragraph-rsid="0005edab"/>
    </style:style>
    <style:style style:name="P18" style:family="paragraph" style:parent-style-name="Standard">
      <style:paragraph-properties fo:text-align="start" style:justify-single-word="false"/>
      <style:text-properties style:use-window-font-color="true" officeooo:rsid="0005edab" officeooo:paragraph-rsid="0005edab"/>
    </style:style>
    <style:style style:name="P19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043ffc" officeooo:paragraph-rsid="00043ffc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0043ffc" style:font-size-asian="12pt" style:font-size-complex="12pt"/>
    </style:style>
    <style:style style:name="P21" style:family="paragraph" style:parent-style-name="Normální">
      <style:paragraph-properties fo:text-align="center" style:justify-single-word="false" fo:break-before="page"/>
      <style:text-properties fo:font-weight="bold" style:font-weight-asian="bold"/>
    </style:style>
    <style:style style:name="P22" style:family="paragraph" style:parent-style-name="Normální" style:master-page-name="MPF0">
      <style:paragraph-properties fo:text-align="center" style:justify-single-word="false" style:page-number="auto" fo:break-before="page"/>
      <style:text-properties fo:font-size="18pt" fo:font-weight="bold" style:font-size-asian="18pt" style:font-weight-asian="bold"/>
    </style:style>
    <style:style style:name="T1" style:family="text">
      <style:text-properties style:font-name-complex="Arial"/>
    </style:style>
    <style:style style:name="T2" style:family="text">
      <style:text-properties fo:font-weight="normal" style:font-weight-asian="normal" style:font-name-complex="Arial" style:font-weight-complex="normal"/>
    </style:style>
    <style:style style:name="T3" style:family="text">
      <style:text-properties style:font-name="Liberation Mono" fo:font-size="9.5pt" style:font-size-asian="9.5pt" style:font-name-complex="Arial" style:font-size-complex="9.5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language-asian="cs" style:country-asian="CZ"/>
    </style:style>
    <style:style style:name="T6" style:family="text">
      <style:text-properties fo:font-weight="bold" style:font-weight-asian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001423"/>
    </style:style>
    <style:style style:name="T9" style:family="text">
      <style:text-properties style:use-window-font-color="true" officeooo:rsid="0001d4c5"/>
    </style:style>
    <style:style style:name="T10" style:family="text">
      <style:text-properties style:use-window-font-color="true" officeooo:rsid="0005edab"/>
    </style:style>
    <style:style style:name="T11" style:family="text">
      <style:text-properties officeooo:rsid="0001d4c5"/>
    </style:style>
    <style:style style:name="T12" style:family="text">
      <style:text-properties officeooo:rsid="00033030"/>
    </style:style>
    <style:style style:name="T13" style:family="text">
      <style:text-properties officeooo:rsid="0005cd03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style:font-name="Liberation Sans" fo:font-size="12pt" fo:letter-spacing="normal" fo:font-style="normal" fo:font-weight="normal" officeooo:rsid="00043ffc" style:font-size-asian="12pt" style:font-size-complex="12pt"/>
    </style:style>
    <style:style style:name="T16" style:family="text">
      <style:text-properties fo:font-variant="normal" fo:text-transform="none" style:use-window-font-color="true" fo:letter-spacing="normal" fo:font-style="normal" fo:font-weight="normal" officeooo:rsid="00033030"/>
    </style:style>
    <style:style style:name="T17" style:family="text">
      <style:text-properties officeooo:rsid="0005eda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Hmotná odpovědnost při nakládání s prostředky na účtu</text:p>
      <text:p text:style-name="P4"/>
      <text:p text:style-name="P6">Čl. 1 Smluvní strany</text:p>
      <text:p text:style-name="P5">Majitelka účtu: </text:p>
      <text:p text:style-name="P16">Česká pirátská strana, IČ 71339698,<text:line-break/>se sídlem Řehořova 19, Praha 3,</text:p>
      <text:p text:style-name="P17"><text:span text:style-name="T17">jednající Vedoucím finančního odboru</text:span> <text:s/><text:span text:style-name="T13">Jaromírem Beránekem,</text:span></text:p>
      <text:p text:style-name="P18">Zastoupeného Vladislavem Tobiasem Esnerem, administrativní odbor</text:p>
      <text:p text:style-name="P12"><text:span text:style-name="T7">e-mail: </text:span><text:span text:style-name="T10">fo</text:span>@pirati.cz<text:span text:style-name="T7"> (dále také „Piráti“)</text:span></text:p>
      <text:p text:style-name="Normální"/>
      <text:p text:style-name="Normální"/>
      <text:p text:style-name="P10">Správce účtu:</text:p>
      <text:p text:style-name="P19">Hana Ančicová</text:p>
      <text:p text:style-name="P13">Trvale bytem: </text:p>
      <text:p text:style-name="P14"><text:span text:style-name="T14"><text:s/>Hulín</text:span> </text:p>
      <text:p text:style-name="P15">Narozen: <text:span text:style-name="T13">1989</text:span></text:p>
      <text:p text:style-name="P20"><text:span text:style-name="T7">e-mail: </text:span></text:p>
      <text:p text:style-name="Normální"/>
      <text:p text:style-name="P6">Čl. 2 Předmět smlouvy</text:p>
      <text:p text:style-name="Normální">Správce účtu se touto smlouvou zavazuje majitelce účtu k plné majetkové odpovědnosti za</text:p>
      <text:p text:style-name="Normální">škodu způsobenou při správě účtu.</text:p>
      <text:p text:style-name="Normální"/>
      <text:p text:style-name="P6">Čl. 3 Spravovaný účet</text:p>
      <text:p text:style-name="P8">Tato smlouva se vztahuje na <text:span text:style-name="T13">všechny finanční účty majitelky.</text:span> Finančním účtem se přitom rozumí bankovní účet, <text:span text:style-name="T11">účet platební služby PayPal a podobně.</text:span></text:p>
      <text:p text:style-name="Normální"/>
      <text:p text:style-name="P6">Čl. 4 Správa účtu</text:p>
      <text:p text:style-name="Normální">Správou účtu se rozumí nakládání s prostředky na účtu pod identifikačními údaji správce a</text:p>
      <text:p text:style-name="Normální">a to v rozsahu, k němuž je správce oprávněn podle protokolů k účtu nebo jiným způsobem.</text:p>
      <text:p text:style-name="Normální"/>
      <text:p text:style-name="P6">Čl. 5 Povinnosti správce</text:p>
      <text:p text:style-name="Normální">Správce je povinen vykonávat správu osobně, bezúplatně a s péčí řádného hospodáře. Řídí se</text:p>
      <text:p text:style-name="Normální">přitom zákonem, vnitřními předpisy majitelky a příslušnou smlouvou o účtu uzavřenou se třetí stranou. Správce potvrzuje, že je s jejich zněním seznámen a zavazuje se je dodržovat.<text:line-break/></text:p>
      <text:p text:style-name="P7"><text:span text:style-name="Standardní_20_písmo_20_odstavce"><text:span text:style-name="T6">Čl. 6 Rozsah odpovědnosti</text:span></text:span></text:p>
      <text:p text:style-name="Normální">Správce odpovídá za škodu, která je při správě účtu způsobena, bez ohledu na zavinění. Tuto</text:p>
      <text:p text:style-name="Normální">škodu je povinen nahradit bez zbytečného odkladu po tom, co ho majitelka účtu vyzve. Správce však neodpovídá za škodu v rozsahu, v němž byl škůdce odhalen a škodu též majitelce nahradil. Zánik funkce ani výpověď nemají vliv na odpovědnostní právní vztahy, které již vznikly.</text:p>
      <text:p text:style-name="Normální"/>
      <text:p text:style-name="P21">Čl. 7 Doba trvání smlouvy</text:p>
      <text:p text:style-name="P11">Ke správě účtu je správce povinen po celou dobu trvání své funkce v rozsahu, ve kterém to</text:p>
      <text:p text:style-name="Normální">náplň funkce vyžaduje. Pokud funkce zanikne nebo je smlouva vypovězena, učiní správce účtu ještě úkony správy, k nimž je oprávněn a které nesnesou odkladu, aby majitelka účtu neutrpěla újmu.<text:line-break/></text:p>
      <text:p text:style-name="P6">Čl. 8 Výpověď</text:p>
      <text:p text:style-name="Normální">Majitelka účtu má právo tuto smlouvu vypovědět, pokud správce účtu poruší svoje povinnosti nebo je-li podstatným způsobem ohrožen spravovaný majetek. Správce účtu má právo tuto smlouvu vypovědět, pokud se vnitřní předpisy upravující hospodaření s účtem změní takovým</text:p>
      <text:p text:style-name="Normální">způsobem, že pokračování ve smluvním vztahu po něm nelze spravedlivě požadovat. Výpověď musí být doručena v písemné podobě do 1 měsíce od rozhodné skutečnosti, jinak se k ní nepřilíží.<text:line-break/></text:p>
      <text:p text:style-name="P7"><text:span text:style-name="Standardní_20_písmo_20_odstavce"><text:span text:style-name="T6">Čl. 9 Následky neplatnosti<text:line-break/></text:span></text:span>Pokud by se v důsledku změny právních předpisů nebo z jiných důvodů stala některá ujednání</text:p>
      <text:p text:style-name="Normální">této smlouvy byť částečně neplatnými nebo neúčinnými, smluvní strany prohlašují, že smlouva je ve zbývajícím rozsahu platná a účinná, neodporuje-li to jejímu účelu nebo nejedná-li se o ustanovení, která oddělit nelze. Zavazují se nahradit původní neplatné nebo neúčinné ustanovení novým ustanovením, které se bude účelem a obsahem co nejvíce podobat původnímu ustanovení.</text:p>
      <text:p text:style-name="Normální"/>
      <text:p text:style-name="P6">Čl. 10 Závěrečná ustanovení</text:p>
      <text:p text:style-name="Normální">Každá změna smlouvy musí být sjednána písemně. Smluvní strany souhlasí se zveřejněním</text:p>
      <text:p text:style-name="Normální">této smlouvy. Smlouva se vyhotovuje ve dvou stejnopisech. Každá ze smluvních stran obdrží</text:p>
      <text:p text:style-name="Normální">jeden stejnopis. Svou svobodnou vůli stvrzují smluvní strany podpisem:<text:line-break/></text:p>
      <text:p text:style-name="Normální">V <text:s text:c="3"/><text:span text:style-name="T11">Praze</text:span> <text:s text:c="4"/>dne <text:span text:style-name="T13">01.03.2018</text:span></text:p>
      <text:p text:style-name="Normální"/>
      <text:p text:style-name="Normální"/>
      <text:p text:style-name="Normální"/>
      <text:p text:style-name="Normální"/>
      <text:p text:style-name="Normální"/>
      <text:section text:style-name="Sect1" text:name="Sect1">
        <text:p text:style-name="Normální">. . . . . . . . . . . . . . . . . . . . . . . . . . . . <text:s text:c="39"/>. . . . . . . . . . . . . . . . . . . . . . . . . . . .</text:p>
        <text:p text:style-name="P9"><text:span text:style-name="T12"><text:s text:c="5"/></text:span><text:s/><text:span text:style-name="T15">Hana Ančicová</text:span> <text:s/><text:span text:style-name="T11">(správce)</text:span> <text:s text:c="15"/><text:tab/> <text:s text:c="16"/><text:tab/> <text:s text:c="4"/><text:span text:style-name="T17">V. Tobias Esner </text:span><text:span text:style-name="T9">(</text:span><text:span text:style-name="T8">majitelka)</text:span></text:p>
        <text:p text:style-name="Normální"/>
        <text:p text:style-name="Normální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MT1" style:family="text">
      <style:text-properties style:font-name-complex="Arial"/>
    </style:style>
    <style:style style:name="MT2" style:family="text">
      <style:text-properties fo:font-weight="normal" style:font-weight-asian="normal" style:font-name-complex="Arial" style:font-weight-complex="normal"/>
    </style:style>
    <style:style style:name="MT3" style:family="text">
      <style:text-properties style:font-name="Liberation Mono" fo:font-size="9.5pt" style:font-size-asian="9.5pt" style:font-name-complex="Arial" style:font-size-complex="9.5pt"/>
    </style:style>
    <style:style style:name="MT4" style:family="text">
      <style:text-properties style:font-name-asian="Liberation Sans" style:font-name-complex="Liberation Sans"/>
    </style:style>
    <style:style style:name="MT5" style:family="text">
      <style:text-properties style:language-asian="cs" style:country-asian="CZ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58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31cm" fo:margin-left="0cm" fo:margin-right="0cm" fo:margin-bottom="0cm" style:dynamic-spacing="true"/>
      </style:header-style>
      <style:footer-style>
        <style:header-footer-properties fo:min-height="1.95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2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1"><text:span text:style-name="Standardní_20_písmo_20_odstavce"><text:span text:style-name="MT1">Transparentní účet 2100048174/2010</text:span></text:span></text:p>
      </style:footer>
    </style:master-page>
    <style:master-page style:name="MPF0" style:page-layout-name="Mpm3" style:next-style-name="MP0">
      <style:header>
        <text:p text:style-name="Header"><draw:frame draw:style-name="Mfr1" draw:name="Obrázek 1" text:anchor-type="paragraph" svg:x="-0.415cm" svg:y="-0.392cm" svg:width="5.666cm" style:rel-width="scale" svg:height="2.348cm" style:rel-height="scale" draw:z-index="0"><draw:image xlink:href="Pictures/100002010000044A000001C7F4337A9B639EA78B.png" xlink:type="simple" xlink:show="embed" xlink:actuate="onLoad"/></draw:frame><text:span text:style-name="Standardní_20_písmo_20_odstavce"><text:span text:style-name="MT5"/></text:span></text:p>
      </style:header>
      <style:footer>
        <text:p text:style-name="MP2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Jakub Michálek</meta:initial-creator>
    <meta:creation-date>2013-07-05T23:33:00Z</meta:creation-date>
    <dc:date>2018-05-26T21:27:40.471483049</dc:date>
    <meta:editing-cycles>13</meta:editing-cycles>
    <meta:editing-duration>PT44M13S</meta:editing-duration>
    <dc:creator>Vladislav Tobias Esner</dc:creator>
    <meta:document-statistic meta:table-count="0" meta:image-count="1" meta:object-count="0" meta:page-count="2" meta:paragraph-count="46" meta:word-count="606" meta:character-count="3818" meta:non-whitespace-character-count="3156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../../github/registr/smlouvy/smlouvy/2016/04/01/Stažené/hmotka_volebni_ucet.odt/Sablona_dopis.ott"/>
  </office:meta>
</office:document-meta>
</file>